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fo:color="#0066cc" style:font-name="Times New Roman" fo:font-size="16pt" fo:font-weight="bold" officeooo:rsid="0007dbb6" officeooo:paragraph-rsid="00102414"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officeooo:rsid="0007dbb6" officeooo:paragraph-rsid="0007dbb6"/>
    </style:style>
    <style:style style:name="P3" style:family="paragraph" style:parent-style-name="Standard">
      <style:paragraph-properties fo:text-align="justify" style:justify-single-word="false"/>
      <style:text-properties style:font-name="Times New Roman" officeooo:rsid="0007dbb6" officeooo:paragraph-rsid="00102414"/>
    </style:style>
    <style:style style:name="P4" style:family="paragraph" style:parent-style-name="Standard">
      <style:paragraph-properties fo:text-align="justify" style:justify-single-word="false"/>
      <style:text-properties style:font-name="Times New Roman" officeooo:rsid="0007dbb6" officeooo:paragraph-rsid="000a3fcd"/>
    </style:style>
    <style:style style:name="P5" style:family="paragraph" style:parent-style-name="Standard">
      <style:paragraph-properties fo:text-align="justify" style:justify-single-word="false"/>
      <style:text-properties style:font-name="Times New Roman" officeooo:rsid="0007dbb6" officeooo:paragraph-rsid="000cb4a7"/>
    </style:style>
    <style:style style:name="P6" style:family="paragraph" style:parent-style-name="Standard">
      <style:paragraph-properties fo:text-align="justify" style:justify-single-word="false"/>
      <style:text-properties style:font-name="Times New Roman" officeooo:rsid="0007dbb6" officeooo:paragraph-rsid="000d8c91"/>
    </style:style>
    <style:style style:name="P7" style:family="paragraph" style:parent-style-name="Standard">
      <style:paragraph-properties fo:text-align="justify" style:justify-single-word="false"/>
      <style:text-properties style:font-name="Times New Roman" officeooo:rsid="0007dbb6" officeooo:paragraph-rsid="00118094"/>
    </style:style>
    <style:style style:name="P8" style:family="paragraph" style:parent-style-name="Standard">
      <style:paragraph-properties fo:text-align="justify" style:justify-single-word="false"/>
      <style:text-properties style:font-name="Times New Roman" fo:font-size="12pt" officeooo:rsid="0007dbb6" officeooo:paragraph-rsid="00118094" style:font-size-asian="10.5pt" style:font-size-complex="12pt"/>
    </style:style>
    <style:style style:name="P9" style:family="paragraph" style:parent-style-name="Standard">
      <style:paragraph-properties fo:text-align="justify" style:justify-single-word="false"/>
      <style:text-properties style:font-name="Times New Roman" fo:font-size="12pt" fo:font-weight="normal" officeooo:rsid="0007dbb6" officeooo:paragraph-rsid="0011809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officeooo:rsid="00174742" officeooo:paragraph-rsid="00174742"/>
    </style:style>
    <style:style style:name="P11" style:family="paragraph" style:parent-style-name="Standard">
      <style:paragraph-properties fo:text-align="justify" style:justify-single-word="false"/>
      <style:text-properties fo:color="#0066cc" style:font-name="Times New Roman" fo:font-size="16pt" fo:font-weight="bold" officeooo:rsid="0007dbb6" officeooo:paragraph-rsid="00102414"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0066cc" style:font-name="Times New Roman" fo:font-weight="bold" officeooo:rsid="0007dbb6" officeooo:paragraph-rsid="00118094" fo:background-color="transparent" style:font-weight-asian="bold" style:font-weight-complex="bold"/>
    </style:style>
    <style:style style:name="P13" style:family="paragraph" style:parent-style-name="Standard">
      <style:paragraph-properties fo:text-align="justify" style:justify-single-word="false"/>
      <style:text-properties fo:color="#0066cc" style:font-name="Times New Roman" fo:font-size="12pt" fo:font-weight="bold" officeooo:rsid="001b1aad" officeooo:paragraph-rsid="001b1aad" fo:background-color="transparent"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font-weight="normal" officeooo:rsid="00118094" officeooo:paragraph-rsid="001180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font-weight="normal" officeooo:rsid="0016f635" officeooo:paragraph-rsid="0016f63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font-weight="normal" officeooo:rsid="001b1aad" officeooo:paragraph-rsid="0016f63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font-weight="normal" officeooo:rsid="001bbb74" officeooo:paragraph-rsid="001bbb7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font-weight="normal" officeooo:rsid="002011c7" officeooo:paragraph-rsid="001bbb7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use-window-font-color="true" officeooo:paragraph-rsid="0016f635"/>
    </style:style>
    <style:style style:name="P20" style:family="paragraph" style:parent-style-name="Standard">
      <style:paragraph-properties fo:text-align="justify" style:justify-single-word="false"/>
      <style:text-properties style:use-window-font-color="true" officeooo:paragraph-rsid="001bbb74"/>
    </style:style>
    <style:style style:name="P21" style:family="paragraph" style:parent-style-name="Standard">
      <style:paragraph-properties fo:text-align="justify" style:justify-single-word="false"/>
      <style:text-properties officeooo:paragraph-rsid="001c9677"/>
    </style:style>
    <style:style style:name="T1" style:family="text">
      <style:text-properties officeooo:rsid="0008c423"/>
    </style:style>
    <style:style style:name="T2" style:family="text">
      <style:text-properties officeooo:rsid="000a3fcd"/>
    </style:style>
    <style:style style:name="T3" style:family="text">
      <style:text-properties officeooo:rsid="000d8c91"/>
    </style:style>
    <style:style style:name="T4" style:family="text">
      <style:text-properties officeooo:rsid="000ef7fc"/>
    </style:style>
    <style:style style:name="T5" style:family="text">
      <style:text-properties officeooo:rsid="000f4db4"/>
    </style:style>
    <style:style style:name="T6" style:family="text">
      <style:text-properties officeooo:rsid="00102414"/>
    </style:style>
    <style:style style:name="T7" style:family="text">
      <style:text-properties fo:color="#0066cc"/>
    </style:style>
    <style:style style:name="T8" style:family="text">
      <style:text-properties fo:font-size="16pt" style:font-size-asian="16pt" style:font-size-complex="16pt"/>
    </style:style>
    <style:style style:name="T9" style:family="text">
      <style:text-properties officeooo:rsid="0012d842"/>
    </style:style>
    <style:style style:name="T10" style:family="text">
      <style:text-properties fo:color="#000000"/>
    </style:style>
    <style:style style:name="T11" style:family="text">
      <style:text-properties fo:color="#000000" officeooo:rsid="0016f635"/>
    </style:style>
    <style:style style:name="T12" style:family="text">
      <style:text-properties fo:color="#000000" officeooo:rsid="001c9677"/>
    </style:style>
    <style:style style:name="T13" style:family="text">
      <style:text-properties style:font-name="Times New Roman" fo:font-size="12pt" fo:font-weight="normal" officeooo:rsid="0016f635" style:font-size-asian="10.5pt" style:font-weight-asian="normal" style:font-size-complex="12pt" style:font-weight-complex="normal"/>
    </style:style>
    <style:style style:name="T14" style:family="text">
      <style:text-properties style:font-name="Times New Roman" fo:font-size="12pt" fo:font-weight="normal" officeooo:rsid="001bbb74" style:font-size-asian="10.5pt" style:font-weight-asian="normal" style:font-size-complex="12pt" style:font-weight-complex="normal"/>
    </style:style>
    <style:style style:name="T15" style:family="text">
      <style:text-properties style:use-window-font-color="true" style:font-name="Times New Roman" fo:font-size="12pt" fo:font-weight="normal" officeooo:rsid="001c9677" style:font-size-asian="10.5pt" style:font-weight-asian="normal" style:font-size-complex="12pt" style:font-weight-complex="normal"/>
    </style:style>
    <style:style style:name="T16" style:family="text">
      <style:text-properties officeooo:rsid="001865ab"/>
    </style:style>
    <style:style style:name="T17" style:family="text">
      <style:text-properties officeooo:rsid="001bbb74"/>
    </style:style>
    <style:style style:name="T18" style:family="text">
      <style:text-properties fo:color="#800080"/>
    </style:style>
    <style:style style:name="T19" style:family="text">
      <style:text-properties fo:color="#c0c0c0"/>
    </style:style>
    <style:style style:name="T20" style:family="text">
      <style:text-properties fo:color="#808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6">P</text:span>remière application</text:h>
      <text:p text:style-name="P2">Réalisation de surface carré de 16<text:span text:style-name="T9">x</text:span>16 composé de triangle. J'ai effectué cette surface de façon à rentrer la longueur du carré souhaité et la surface est créee. <text:span text:style-name="T9">J'ai ensuite rajoutée une coordonnées en z à chaque sommets afin de pouvoir réaliser un relief. Pour que mon relief ne soit pas "troué" j'ai crée un tableau de point (qui représente les 16x16 sommets nécessaires afin de créer un carré de 16x16) de manière à ne pas recrée les coordonnées de chaque points lorsqu'il sont utilisés plusieurs fois. Afin de changer la taille du carré finalement defini longueurCarre en haut du fichier main.cpp.</text:span></text:p>
      <text:p text:style-name="P10">Pour afficher mon carré j'affiche chaque "bande" du carré séparément, j'affiche donc une ligne de 16 carré en x, puis une ligne de carré en x+1 <text:span text:style-name="T16">et ainsi de suite jusqu'a ce que j'ai 16 bande de 16 carrés</text:span>.</text:p>
      <text:p text:style-name="P2"/>
      <text:p text:style-name="P11">Mouvements de caméra</text:p>
      <text:p text:style-name="P3"/>
      <text:p text:style-name="P3">Réalisation des mouvements de la caméra :</text:p>
      <text:p text:style-name="P2"><text:tab/>Touche E : déplace la caméra en avant</text:p>
      <text:p text:style-name="P4"><text:tab/><text:span text:style-name="T1">Touche D : déplace la caméra en arrière</text:span></text:p>
      <text:p text:style-name="P2"><text:tab/><text:span text:style-name="T1">Touche S : déplace la caméra vers la gauche</text:span></text:p>
      <text:p text:style-name="P2"><text:tab/><text:span text:style-name="T1">Touche F : déplace la caméra vers la droite</text:span></text:p>
      <text:p text:style-name="P2"><text:tab/><text:span text:style-name="T2">Touche – ou <text:s/>molette de la souris vers l'arrière : zoom arrière</text:span></text:p>
      <text:p text:style-name="P5"><text:tab/><text:span text:style-name="T2">Touche + ou <text:s/>molette de la souris vers l'arrière : zoom avant</text:span></text:p>
      <text:p text:style-name="P5"><text:tab/><text:span text:style-name="T3">Touche arrow UP : réalise une rotation sur l'axe x</text:span></text:p>
      <text:p text:style-name="P6"><text:tab/><text:span text:style-name="T3">Touche arrow Down : réalise une rotation sur l'axe x</text:span></text:p>
      <text:p text:style-name="P6"><text:tab/><text:span text:style-name="T3">Touche arrow Left : réalise une rotation sur l'axe z</text:span></text:p>
      <text:p text:style-name="P6"><text:tab/><text:span text:style-name="T3">Touche arrow Right : réalise une rotation sur l'axe z</text:span></text:p>
      <text:p text:style-name="P6"><text:tab/><text:span text:style-name="T4">Touche 1 : affiche les triangles pleins avec GL_TRIANGLES</text:span></text:p>
      <text:p text:style-name="P6"><text:tab/><text:span text:style-name="T4">Touche 2 : affiche les triangles en fil de fer avec GL_LINES</text:span></text:p>
      <text:p text:style-name="P7"><text:tab/><text:span text:style-name="T5">Touche 3: affiche les triangles en fil de fer evce GL_LINE_LOOP</text:span></text:p>
      <text:p text:style-name="P8"><text:span text:style-name="T7"/></text:p>
      <text:p text:style-name="P12"><text:span text:style-name="T8">Cartes d’altitudes</text:span></text:p>
      <text:p text:style-name="P9"><text:span text:style-name="T7"/></text:p>
      <text:p text:style-name="P14">J'ai augmenté la taille du premier carré à 240x240 afin de pouvoir utiliser les cartes d'altitudes pour modifier les coordonnées en z de de chaque sommets pour les faire correspondre avec les valeurs des pixels correspondant dans la carte d'altitude donnée.</text:p>
      <text:p text:style-name="P14"/>
      <text:p text:style-name="P15">Structure de données : </text:p>
      <text:p text:style-name="P15"><text:tab/>- tabPts[] : contient les coordonnées de tout les points du carré</text:p>
      <text:p text:style-name="P19"><text:span text:style-name="T13"><text:tab/>- </text:span><text:span text:style-name="T10">vertices</text:span><text:span text:style-name="T11">[]</text:span><text:span text:style-name="T10"> : </text:span><text:span text:style-name="T11">contient les sommets des triangles à afficher à l'itération i</text:span></text:p>
      <text:p text:style-name="P19"><text:span text:style-name="T11"><text:tab/>- colors [] : couleurs des sommets à l'étape i</text:span><text:span text:style-name="T10"> </text:span></text:p>
      <text:p text:style-name="P15"/>
      <text:p text:style-name="P13"><text:span text:style-name="T8">Bonus</text:span></text:p>
      <text:p text:style-name="P16"/>
      <text:p text:style-name="P21"><text:span text:style-name="T15">J'ai changé la couleur de chaque points en fonction de sa hauteur en z. Pour les valeurs et couleurs associé voir la fonction </text:span><text:span text:style-name="T18">QColor</text:span><text:span text:style-name="T19"> </text:span><text:span text:style-name="T10">getColor(</text:span><text:span text:style-name="T20">float</text:span><text:span text:style-name="T19"> </text:span><text:span text:style-name="T10">z) </text:span><text:span text:style-name="T12">ligne 145.</text:span></text:p>
      <text:p text:style-name="P21"><text:span text:style-name="T12"/></text:p>
      <text:p text:style-name="P17">Pour tester la première application il faut enlever le chemin absolu du fichier heightmap-x.png ligne 192.</text:p>
      <text:p text:style-name="P20"><text:span text:style-name="T14">Pour tester la carte d'altitude il faut modifier le chemin absolu du fichier </text:span>heightmap-<text:span text:style-name="T17">x</text:span>.<text:span text:style-name="T17">png ligne 192.</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48S</meta:editing-duration>
    <meta:editing-cycles>26</meta:editing-cycles>
    <meta:generator>LibreOffice/5.0.1.2$Windows_x86 LibreOffice_project/81898c9f5c0d43f3473ba111d7b351050be20261</meta:generator>
    <dc:date>2015-09-25T09:00:14.951000000</dc:date>
    <meta:document-statistic meta:table-count="0" meta:image-count="0" meta:object-count="0" meta:page-count="1" meta:paragraph-count="28" meta:word-count="424" meta:character-count="2436" meta:non-whitespace-character-count="2019"/>
    <meta:user-defined meta:name="Info 1"/>
    <meta:user-defined meta:name="Info 2"/>
    <meta:user-defined meta:name="Info 3"/>
    <meta:user-defined meta:name="Info 4"/>
  </office:meta>
</office:document-meta>
</file>